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4586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5cm" svg:height="2.5cm" svg:x="3.1cm" svg:y="10.2cm">
          <text:p text:style-name="P1"><text:span text:style-name="T1">JRE (JVM + standard librarie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9cm" svg:height="3cm" svg:x="2cm" svg:y="5.8cm">
          <text:p text:style-name="P1"><text:span text:style-name="T1">Compiled Groovy bytecodes</text:span></text:p>
          <text:p text:style-name="P1"><text:span text:style-name="T1">+ groovy-all.j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6cm" svg:height="3cm" svg:x="12cm" svg:y="5.8cm">
          <text:p text:style-name="P1"><text:span text:style-name="T1">Compiled Java</text:span></text:p>
          <text:p text:style-name="P1"><text:span text:style-name="T1">bytecod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9cm" svg:height="3cm" svg:x="9.8cm" svg:y="14.3cm">
          <text:p text:style-name="P1"><text:span text:style-name="T1">Groovy command</text:span></text:p>
          <text:p text:style-name="P1"><text:span text:style-name="T1">(compiles and executes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6cm" svg:height="3cm" svg:x="2.1cm" svg:y="14.3cm">
          <text:p text:style-name="P1"><text:span text:style-name="T1">Groovy script </text:span></text:p>
          <text:p text:style-name="P1"><text:span text:style-name="T1">sourc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1cm" svg:y1="15.8cm" svg:x2="9.8cm" svg:y2="15.8cm" draw:start-shape="id1" draw:start-glue-point="1" draw:end-shape="id2" svg:d="M8100 15800h1700" svg:viewBox="0 0 1701 1">
          <text:p/>
        </draw:connector>
        <draw:connector draw:style-name="gr2" draw:text-style-name="P1" draw:layer="layout" draw:type="line" svg:x1="14.3cm" svg:y1="14.3cm" svg:x2="10.6cm" svg:y2="12.7cm" draw:start-shape="id2" draw:start-glue-point="0" draw:end-shape="id3" svg:d="M14300 14300l-3700-1600" svg:viewBox="0 0 3701 1601">
          <text:p/>
        </draw:connector>
        <draw:connector draw:style-name="gr2" draw:text-style-name="P1" draw:layer="layout" draw:type="line" svg:x1="6.5cm" svg:y1="8.8cm" svg:x2="10.6cm" svg:y2="10.2cm" draw:start-shape="id4" draw:start-glue-point="2" draw:end-shape="id3" draw:end-glue-point="0" svg:d="M6500 8800l4100 1400" svg:viewBox="0 0 4101 1401">
          <text:p/>
        </draw:connector>
        <draw:connector draw:style-name="gr2" draw:text-style-name="P1" draw:layer="layout" draw:type="line" svg:x1="15cm" svg:y1="8.8cm" svg:x2="10.6cm" svg:y2="10.2cm" draw:start-shape="id5" draw:start-glue-point="2" draw:end-shape="id3" draw:end-glue-point="0" svg:d="M15000 8800l-4400 1400" svg:viewBox="0 0 440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0T09:23:34.497754194</meta:creation-date>
    <dc:date>2015-02-10T16:22:33.749492358</dc:date>
    <meta:editing-duration>PT2M24S</meta:editing-duration>
    <meta:editing-cycles>6</meta:editing-cycles>
    <meta:generator>LibreOffice/4.2.1.1$Linux_X86_64 LibreOffice_project/d7dbbd7842e6a58b0f521599204e827654e1fb8b</meta:generator>
    <meta:document-statistic meta:object-count="9"/>
  </office:meta>
</office:document-meta>
</file>